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71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222cm" svg:height="2.222cm" svg:x="17.239cm" svg:y="14.5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7.239cm" svg:y1="15.641cm" svg:x2="17.563cm" svg:y2="16.427cm" draw:start-shape="id1" draw:start-glue-point="6" draw:end-shape="id1" draw:end-glue-point="7" svg:d="m17239 15641c-750 0-912 786 324 786">
          <text:p/>
        </draw:connector>
        <draw:frame draw:style-name="gr3" draw:text-style-name="P3" draw:layer="layout" svg:width="8.956cm" svg:height="2.384cm" svg:x="7.806cm" svg:y="15.307cm">
          <draw:text-box>
            <text:p text:style-name="P3">Receive/Send advertisement /</text:p>
            <text:p text:style-name="P3">Receive download request,</text:p>
            <text:p text:style-name="P3">Increase ReqCtr</text:p>
          </draw:text-box>
        </draw:frame>
        <draw:custom-shape draw:style-name="gr1" draw:text-style-name="P1" draw:id="id2" draw:layer="layout" svg:width="2.222cm" svg:height="2.222cm" svg:x="17.239cm" svg:y="19.392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7.563cm" svg:y1="19.716cm" svg:x2="17.239cm" svg:y2="20.502cm" draw:start-shape="id2" draw:start-glue-point="5" draw:end-shape="id2" draw:end-glue-point="6" svg:d="m17563 19716c-1236 0-1074 786-324 786">
          <text:p/>
        </draw:connector>
        <draw:frame draw:style-name="gr3" draw:text-style-name="P3" draw:layer="layout" svg:width="7.339cm" svg:height="1.673cm" svg:x="9.384cm" svg:y="19.559cm">
          <draw:text-box>
            <text:p text:style-name="P3">Receive Advertisement /</text:p>
            <text:p text:style-name="P3">Send download request</text:p>
          </draw:text-box>
        </draw:frame>
        <draw:connector draw:style-name="gr2" draw:text-style-name="P2" draw:layer="layout" draw:type="curve" svg:x1="18.349cm" svg:y1="16.753cm" svg:x2="18.349cm" svg:y2="19.392cm" draw:start-shape="id1" draw:start-glue-point="8" draw:end-shape="id2" draw:end-glue-point="4" svg:d="m18349 16753v2639">
          <text:p/>
        </draw:connector>
        <draw:frame draw:style-name="gr3" draw:layer="layout" svg:width="7.153cm" svg:height="0.962cm" svg:x="13.605cm" svg:y="17.737cm">
          <draw:text-box>
            <text:p>Send download request</text:p>
          </draw:text-box>
        </draw:frame>
        <draw:custom-shape draw:style-name="gr1" draw:text-style-name="P1" draw:id="id3" draw:layer="layout" svg:width="2.222cm" svg:height="2.222cm" svg:x="28.573cm" svg:y="14.531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9.461cm" svg:y1="20.502cm" svg:x2="29.683cm" svg:y2="16.753cm" draw:start-shape="id2" draw:start-glue-point="10" draw:end-shape="id3" draw:end-glue-point="8" svg:d="m19461 20502c6815 0 10222-1249 10222-3749">
          <text:p/>
        </draw:connector>
        <draw:frame draw:style-name="gr3" draw:text-style-name="P3" draw:layer="layout" svg:width="8.249cm" svg:height="1.673cm" svg:x="21.454cm" svg:y="20.381cm">
          <draw:text-box>
            <text:p text:style-name="P3">Receive “StartDownload” /</text:p>
            <text:p text:style-name="P3">Set parent id</text:p>
          </draw:text-box>
        </draw:frame>
        <draw:connector draw:style-name="gr2" draw:text-style-name="P2" draw:layer="layout" draw:type="curve" svg:x1="19.135cm" svg:y1="16.427cm" svg:x2="28.897cm" svg:y2="16.427cm" svg:d="m19135 16427h9762">
          <text:p/>
        </draw:connector>
        <draw:frame draw:style-name="gr3" draw:text-style-name="P3" draw:layer="layout" svg:width="7.893cm" svg:height="2.384cm" svg:x="20.67cm" svg:y="16.467cm">
          <draw:text-box>
            <text:p text:style-name="P3">Receive “StartDownload”</text:p>
            <text:p text:style-name="P3">for new version /</text:p>
            <text:p text:style-name="P3">Set parent id</text:p>
          </draw:text-box>
        </draw:frame>
        <draw:connector draw:style-name="gr2" draw:text-style-name="P2" draw:layer="layout" draw:type="curve" svg:x1="30.795cm" svg:y1="15.641cm" svg:x2="30.469cm" svg:y2="16.427cm" draw:start-shape="id3" draw:start-glue-point="10" draw:end-shape="id3" draw:end-glue-point="9" svg:d="m30795 15641c750 0 913 786-326 786">
          <text:p/>
        </draw:connector>
        <draw:frame draw:style-name="gr3" draw:text-style-name="P3" draw:layer="layout" svg:width="5.506cm" svg:height="2.384cm" svg:x="31.504cm" svg:y="14.838cm">
          <draw:text-box>
            <text:p text:style-name="P3">Receive packets /</text:p>
            <text:p text:style-name="P3">Request missing </text:p>
            <text:p text:style-name="P3">packets</text:p>
          </draw:text-box>
        </draw:frame>
        <draw:connector draw:style-name="gr2" draw:text-style-name="P2" draw:id="id8" draw:layer="layout" draw:type="curve" svg:x1="28.573cm" svg:y1="15.641cm" svg:x2="19.461cm" svg:y2="15.641cm" svg:d="m28573 15641h-9112">
          <text:p/>
        </draw:connector>
        <draw:frame draw:style-name="gr3" draw:text-style-name="P3" draw:layer="layout" svg:width="6.031cm" svg:height="1.673cm" svg:x="21.002cm" svg:y="13.999cm">
          <draw:text-box>
            <text:p text:style-name="P3">Long period without</text:p>
            <text:p text:style-name="P3">hearing from parent</text:p>
          </draw:text-box>
        </draw:frame>
        <draw:connector draw:style-name="gr2" draw:text-style-name="P2" draw:layer="layout" draw:type="curve" svg:x1="29.684cm" svg:y1="14.531cm" svg:x2="25.315cm" svg:y2="12.526cm" draw:start-shape="id3" draw:start-glue-point="4" draw:end-shape="id4" draw:end-glue-point="10" svg:d="m29684 14531c0-1337-1456-2005-4369-2005">
          <text:p/>
        </draw:connector>
        <draw:frame draw:style-name="gr3" draw:text-style-name="P3" draw:layer="layout" svg:width="6.137cm" svg:height="0.962cm" svg:x="27.277cm" svg:y="11.912cm">
          <draw:text-box>
            <text:p text:style-name="P3">All packets received</text:p>
          </draw:text-box>
        </draw:frame>
        <draw:custom-shape draw:style-name="gr1" draw:text-style-name="P1" draw:id="id5" draw:layer="layout" svg:width="2.222cm" svg:height="2.222cm" svg:x="12.507cm" svg:y="8.847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ustom-shape draw:style-name="gr1" draw:text-style-name="P1" draw:id="id6" draw:layer="layout" svg:width="2.222cm" svg:height="2.222cm" svg:x="12.507cm" svg:y="4.363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4" draw:text-style-name="P2" draw:layer="layout" draw:type="curve" svg:x1="13.618cm" svg:y1="8.847cm" svg:x2="13.618cm" svg:y2="6.585cm" draw:start-shape="id5" draw:start-glue-point="4" draw:end-shape="id6" draw:end-glue-point="8" svg:d="m13618 8847v-2262">
          <text:p/>
        </draw:connector>
        <draw:connector draw:style-name="gr2" draw:text-style-name="P2" draw:layer="layout" draw:type="curve" svg:x1="12.832cm" svg:y1="4.688cm" svg:x2="12.507cm" svg:y2="5.474cm" draw:start-shape="id6" draw:start-glue-point="5" draw:end-shape="id6" draw:end-glue-point="6" svg:d="m12832 4688c-1239 0-1076 786-325 786">
          <text:p/>
        </draw:connector>
        <draw:frame draw:style-name="gr3" draw:text-style-name="P3" draw:layer="layout" svg:width="5.154cm" svg:height="3.095cm" svg:x="6.812cm" svg:y="8.045cm">
          <draw:text-box>
            <text:p text:style-name="P3">Send packets /</text:p>
            <text:p text:style-name="P3">Listen requests /</text:p>
            <text:p text:style-name="P3">Retransmit lost</text:p>
            <text:p text:style-name="P3">packets</text:p>
          </draw:text-box>
        </draw:frame>
        <draw:custom-shape draw:style-name="gr1" draw:text-style-name="P1" draw:id="id7" draw:layer="layout" svg:width="2.222cm" svg:height="2.222cm" svg:x="21.484cm" svg:y="6.442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21.484cm" svg:y1="7.553cm" svg:x2="18.35cm" svg:y2="14.531cm" draw:start-shape="id7" draw:start-glue-point="6" draw:end-shape="id1" draw:end-glue-point="4" svg:d="m21484 7553c-2090 0-3134 2326-3134 6978">
          <text:p/>
        </draw:connector>
        <draw:frame draw:style-name="gr5" draw:text-style-name="P3" draw:layer="layout" svg:width="3.639cm" svg:height="1.673cm" svg:x="11.799cm" svg:y="6.934cm">
          <draw:text-box>
            <text:p text:style-name="P3">All packets</text:p>
            <text:p text:style-name="P3">transmitted</text:p>
          </draw:text-box>
        </draw:frame>
        <draw:frame draw:style-name="gr3" draw:text-style-name="P3" draw:layer="layout" svg:width="5.154cm" svg:height="2.384cm" svg:x="6.864cm" svg:y="4.296cm">
          <draw:text-box>
            <text:p text:style-name="P3">Listen requests /</text:p>
            <text:p text:style-name="P3">Retransmit lost</text:p>
            <text:p text:style-name="P3">packets</text:p>
          </draw:text-box>
        </draw:frame>
        <draw:custom-shape draw:style-name="gr1" draw:text-style-name="P1" draw:id="id4" draw:layer="layout" svg:width="2.222cm" svg:height="2.222cm" svg:x="23.093cm" svg:y="11.415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23.093cm" svg:y1="12.526cm" svg:x2="19.461cm" svg:y2="15.641cm" draw:start-shape="id4" draw:start-glue-point="6" draw:end-shape="id8" draw:end-glue-point="3" svg:d="m23093 12526c-2422 0-3632 1038-3632 3115">
          <text:p/>
        </draw:connector>
        <draw:frame draw:style-name="gr3" draw:text-style-name="P3" draw:layer="layout" svg:width="2.542cm" svg:height="0.962cm" svg:x="20.471cm" svg:y="12.837cm">
          <draw:text-box>
            <text:p text:style-name="P3">Update</text:p>
          </draw:text-box>
        </draw:frame>
        <draw:connector draw:style-name="gr2" draw:text-style-name="P2" draw:layer="layout" draw:type="curve" svg:x1="17.564cm" svg:y1="14.856cm" svg:x2="13.618cm" svg:y2="11.069cm" draw:start-shape="id1" draw:start-glue-point="5" draw:end-shape="id5" draw:end-glue-point="8" svg:d="m17564 14856c0-3082-3946-1189-3946-3787">
          <text:p/>
        </draw:connector>
        <draw:frame draw:style-name="gr6" draw:text-style-name="P3" draw:layer="layout" svg:width="8.109cm" svg:height="2.384cm" svg:x="8.157cm" svg:y="12.069cm">
          <draw:text-box>
            <text:p text:style-name="P3">Advertise timer fires</text:p>
            <text:p text:style-name="P3">&amp; ReqCtr &gt; 0 / </text:p>
            <text:p text:style-name="P3">Broadcast “StartDownload”</text:p>
          </draw:text-box>
        </draw:frame>
        <draw:connector draw:style-name="gr2" draw:text-style-name="P2" draw:layer="layout" draw:type="curve" svg:x1="12.832cm" svg:y1="9.172cm" svg:x2="12.507cm" svg:y2="9.958cm" draw:start-shape="id5" draw:start-glue-point="5" draw:end-shape="id5" draw:end-glue-point="6" svg:d="m12832 9172c-1239 0-1076 786-325 786">
          <text:p/>
        </draw:connector>
        <draw:connector draw:style-name="gr2" draw:text-style-name="P2" draw:layer="layout" draw:type="curve" svg:x1="19.136cm" svg:y1="14.856cm" svg:x2="22.595cm" svg:y2="8.664cm" draw:start-shape="id1" draw:start-glue-point="11" draw:end-shape="id7" draw:end-glue-point="8" svg:d="m19136 14856c0-4887 3459-1791 3459-6192">
          <text:p/>
        </draw:connector>
        <draw:frame draw:style-name="gr3" draw:text-style-name="P3" draw:layer="layout" svg:width="4.562cm" svg:height="1.673cm" svg:x="17.074cm" svg:y="5.947cm">
          <draw:text-box>
            <text:p text:style-name="P3">Timer fires</text:p>
            <text:p text:style-name="P3">&amp; ReqCtr == 0</text:p>
          </draw:text-box>
        </draw:frame>
        <draw:frame draw:style-name="gr3" draw:text-style-name="P3" draw:layer="layout" svg:width="13.888cm" svg:height="1.673cm" svg:x="22.402cm" svg:y="9.254cm">
          <draw:text-box>
            <text:p text:style-name="P3">Receive Adv/Req message with higher ReqCtr /</text:p>
            <text:p text:style-name="P3">Set sleep timer</text:p>
          </draw:text-box>
        </draw:frame>
        <draw:custom-shape draw:style-name="gr7" draw:text-style-name="P2" draw:layer="layout" svg:width="0.749cm" svg:height="0.749cm" svg:x="17.976cm" svg:y="15.2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4.729cm" svg:y1="5.474cm" svg:x2="18.35cm" svg:y2="14.531cm" draw:start-shape="id6" draw:start-glue-point="10" draw:end-shape="id1" draw:end-glue-point="4" svg:d="m14729 5474c2414 0 3621 3019 3621 90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Tiago Mück</meta:initial-creator>
    <meta:creation-date>2009-08-16T18:56:33</meta:creation-date>
    <dc:date>2011-10-31T15:28:01</dc:date>
    <meta:editing-cycles>46</meta:editing-cycles>
    <meta:editing-duration>PT12H32M47S</meta:editing-duration>
    <dc:creator>Rodrigo Steiner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